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acketsTypes" style:family="table">
      <style:table-properties style:width="10.61cm" fo:margin-left="1.598cm" table:align="left" fo:background-color="transparent">
        <style:background-image/>
      </style:table-properties>
    </style:style>
    <style:style style:name="PacketsTypes.A" style:family="table-column">
      <style:table-column-properties style:column-width="2.408cm"/>
    </style:style>
    <style:style style:name="PacketsTypes.B" style:family="table-column">
      <style:table-column-properties style:column-width="8.202cm"/>
    </style:style>
    <style:style style:name="PacketsTypes.1" style:family="table-row">
      <style:table-row-properties fo:background-color="transparent">
        <style:background-image/>
      </style:table-row-properties>
    </style:style>
    <style:style style:name="PacketsTypes.A1" style:family="table-cell">
      <style:table-cell-properties style:vertical-align="middle" fo:padding="0cm" fo:border="none" style:writing-mode="page"/>
    </style:style>
    <style:style style:name="CR" style:family="table">
      <style:table-properties style:width="12.49cm" fo:margin-left="2.233cm" fo:break-before="page" table:align="left" fo:keep-with-next="always"/>
    </style:style>
    <style:style style:name="CR.A" style:family="table-column">
      <style:table-column-properties style:column-width="3.44cm"/>
    </style:style>
    <style:style style:name="CR.B" style:family="table-column">
      <style:table-column-properties style:column-width="5.662cm"/>
    </style:style>
    <style:style style:name="CR.C" style:family="table-column">
      <style:table-column-properties style:column-width="3.388cm"/>
    </style:style>
    <style:style style:name="CR.A1" style:family="table-cell">
      <style:table-cell-properties fo:padding="0.049cm" fo:border-left="none" fo:border-right="none" fo:border-top="none" fo:border-bottom="0.05pt dashed #000000" style:writing-mode="page"/>
    </style:style>
    <style:style style:name="CR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CR.A2" style:family="table-cell">
      <style:table-cell-properties fo:padding="0.049cm" fo:border="none" style:writing-mode="page"/>
    </style:style>
    <style:style style:name="CR.B2" style:family="table-cell">
      <style:table-cell-properties fo:padding="0.049cm" fo:border-left="0.05pt dashed #000000" fo:border-right="none" fo:border-top="none" fo:border-bottom="none" style:writing-mode="page"/>
    </style:style>
    <style:style style:name="SPM" style:family="table">
      <style:table-properties style:width="12.49cm" fo:margin-left="2.21cm" table:align="left" fo:background-color="transparent" fo:keep-with-next="always">
        <style:background-image/>
      </style:table-properties>
    </style:style>
    <style:style style:name="SPM.A" style:family="table-column">
      <style:table-column-properties style:column-width="3.466cm"/>
    </style:style>
    <style:style style:name="SPM.B" style:family="table-column">
      <style:table-column-properties style:column-width="5.662cm"/>
    </style:style>
    <style:style style:name="SPM.C" style:family="table-column">
      <style:table-column-properties style:column-width="3.362cm"/>
    </style:style>
    <style:style style:name="SPM.1" style:family="table-row">
      <style:table-row-properties fo:background-color="transparent">
        <style:background-image/>
      </style:table-row-properties>
    </style:style>
    <style:style style:name="SPM.A1" style:family="table-cell">
      <style:table-cell-properties fo:padding="0.049cm" fo:border-left="none" fo:border-right="none" fo:border-top="none" fo:border-bottom="0.05pt dashed #000000" style:writing-mode="page"/>
    </style:style>
    <style:style style:name="SPM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SPM.A2" style:family="table-cell">
      <style:table-cell-properties fo:padding="0.049cm" fo:border="none" style:writing-mode="page"/>
    </style:style>
    <style:style style:name="SPM.B2" style:family="table-cell">
      <style:table-cell-properties fo:padding="0.049cm" fo:border-left="0.05pt dashed #000000" fo:border-right="none" fo:border-top="none" fo:border-bottom="none" style:writing-mode="page"/>
    </style:style>
    <style:style style:name="Tableau1" style:family="table">
      <style:table-properties style:width="16.96cm" fo:margin-left="0.041cm" table:align="left" fo:background-color="transparent" fo:keep-with-next="always">
        <style:background-image/>
      </style:table-properties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3.784cm"/>
    </style:style>
    <style:style style:name="Tableau1.C" style:family="table-column">
      <style:table-column-properties style:column-width="3.016cm"/>
    </style:style>
    <style:style style:name="Tableau1.D" style:family="table-column">
      <style:table-column-properties style:column-width="3.466cm"/>
    </style:style>
    <style:style style:name="Tableau1.E" style:family="table-column">
      <style:table-column-properties style:column-width="3.38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none" fo:border-right="none" fo:border-top="none" fo:border-bottom="0.05pt dashed #000000" style:writing-mode="page"/>
    </style:style>
    <style:style style:name="Tableau1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1.A2" style:family="table-cell">
      <style:table-cell-properties fo:padding="0.049cm" fo:border="none" style:writing-mode="page"/>
    </style:style>
    <style:style style:name="Tableau1.B2" style:family="table-cell">
      <style:table-cell-properties fo:padding="0.049cm" fo:border-left="0.05pt dashed #000000" fo:border-right="none" fo:border-top="none" fo:border-bottom="none" style:writing-mode="page"/>
    </style:style>
    <style:style style:name="Tableau2" style:family="table">
      <style:table-properties style:width="12.49cm" fo:margin-left="2.21cm" table:align="left" fo:background-color="transparent" fo:keep-with-next="always">
        <style:background-image/>
      </style:table-properties>
    </style:style>
    <style:style style:name="Tableau2.A" style:family="table-column">
      <style:table-column-properties style:column-width="3.466cm"/>
    </style:style>
    <style:style style:name="Tableau2.B" style:family="table-column">
      <style:table-column-properties style:column-width="5.662cm"/>
    </style:style>
    <style:style style:name="Tableau2.C" style:family="table-column">
      <style:table-column-properties style:column-width="3.36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none" fo:border-right="none" fo:border-top="none" fo:border-bottom="0.05pt dashed #000000" style:writing-mode="page"/>
    </style:style>
    <style:style style:name="Tableau2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2.A2" style:family="table-cell">
      <style:table-cell-properties fo:padding="0.049cm" fo:border="none" style:writing-mode="page"/>
    </style:style>
    <style:style style:name="Tableau2.B2" style:family="table-cell">
      <style:table-cell-properties fo:padding="0.049cm" fo:border-left="0.05pt dashed #000000" fo:border-right="none" fo:border-top="none" fo:border-bottom="none" style:writing-mode="page"/>
    </style:style>
    <style:style style:name="Tableau3" style:family="table">
      <style:table-properties style:width="12.49cm" fo:margin-left="2.21cm" fo:break-before="page" table:align="left" fo:background-color="transparent" fo:keep-with-next="always">
        <style:background-image/>
      </style:table-properties>
    </style:style>
    <style:style style:name="Tableau3.A" style:family="table-column">
      <style:table-column-properties style:column-width="3.466cm"/>
    </style:style>
    <style:style style:name="Tableau3.B" style:family="table-column">
      <style:table-column-properties style:column-width="5.662cm"/>
    </style:style>
    <style:style style:name="Tableau3.C" style:family="table-column">
      <style:table-column-properties style:column-width="3.362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49cm" fo:border-left="none" fo:border-right="none" fo:border-top="none" fo:border-bottom="0.05pt dashed #000000" style:writing-mode="page"/>
    </style:style>
    <style:style style:name="Tableau3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3.A2" style:family="table-cell">
      <style:table-cell-properties fo:padding="0.049cm" fo:border="none" style:writing-mode="page"/>
    </style:style>
    <style:style style:name="Tableau3.B2" style:family="table-cell">
      <style:table-cell-properties fo:padding="0.049cm" fo:border-left="0.05pt dashed #000000" fo:border-right="none" fo:border-top="none" fo:border-bottom="none" style:writing-mode="page"/>
    </style:style>
    <style:style style:name="Tableau4" style:family="table">
      <style:table-properties style:width="7.911cm" fo:margin-left="4.826cm" table:align="left" fo:background-color="transparent" fo:keep-with-next="always">
        <style:background-image/>
      </style:table-properties>
    </style:style>
    <style:style style:name="Tableau4.A" style:family="table-column">
      <style:table-column-properties style:column-width="3.969cm"/>
    </style:style>
    <style:style style:name="Tableau4.B" style:family="table-column">
      <style:table-column-properties style:column-width="3.942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49cm" fo:border-left="none" fo:border-right="none" fo:border-top="none" fo:border-bottom="0.05pt dashed #000000" style:writing-mode="page"/>
    </style:style>
    <style:style style:name="Tableau4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4.A2" style:family="table-cell">
      <style:table-cell-properties fo:padding="0.049cm" fo:border="none" style:writing-mode="page"/>
    </style:style>
    <style:style style:name="Tableau4.B2" style:family="table-cell">
      <style:table-cell-properties fo:padding="0.049cm" fo:border-left="0.05pt dashed #000000" fo:border-right="none" fo:border-top="none" fo:border-bottom="none" style:writing-mode="page"/>
    </style:style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Header">
      <style:text-properties style:font-name="Time new Roman" fo:font-size="12pt" officeooo:rsid="001af975" officeooo:paragraph-rsid="001af975" style:font-size-asian="12pt" style:font-size-complex="12pt"/>
    </style:style>
    <style:style style:name="P3" style:family="paragraph" style:parent-style-name="Header">
      <style:text-properties style:font-name="Time new Roman" fo:font-size="12pt" officeooo:rsid="00176667" officeooo:paragraph-rsid="0017666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 new roman" fo:font-size="12pt" officeooo:rsid="001958f4" officeooo:paragraph-rsid="001958f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 new roman" fo:font-size="12pt" officeooo:rsid="001f0fa7" officeooo:paragraph-rsid="001f0fa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 new roman" fo:font-size="12pt" officeooo:rsid="0024a1f8" officeooo:paragraph-rsid="0024a1f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 new roman" fo:font-size="12pt" officeooo:rsid="00531adc" officeooo:paragraph-rsid="00531ad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 new roman" fo:font-size="12pt" officeooo:rsid="00565fff" officeooo:paragraph-rsid="00565ff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 new roman" fo:font-size="12pt" officeooo:rsid="00590fbb" officeooo:paragraph-rsid="00590fb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 new roman" fo:font-size="12pt" officeooo:rsid="00590fbb" officeooo:paragraph-rsid="005c024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 new roman" fo:font-size="12pt" officeooo:rsid="005c0242" officeooo:paragraph-rsid="005c024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officeooo:paragraph-rsid="0021ede1"/>
    </style:style>
    <style:style style:name="P14" style:family="paragraph" style:parent-style-name="Standard">
      <style:paragraph-properties fo:text-align="justify" style:justify-single-word="false"/>
      <style:text-properties officeooo:paragraph-rsid="0024a1f8"/>
    </style:style>
    <style:style style:name="P15" style:family="paragraph" style:parent-style-name="Standard">
      <style:paragraph-properties fo:text-align="justify" style:justify-single-word="false"/>
      <style:text-properties officeooo:paragraph-rsid="0030ec7e"/>
    </style:style>
    <style:style style:name="P16" style:family="paragraph" style:parent-style-name="Standard">
      <style:paragraph-properties fo:text-align="justify" style:justify-single-word="false"/>
      <style:text-properties officeooo:paragraph-rsid="0036f50f"/>
    </style:style>
    <style:style style:name="P17" style:family="paragraph" style:parent-style-name="Standard">
      <style:paragraph-properties fo:text-align="justify" style:justify-single-word="false"/>
      <style:text-properties officeooo:paragraph-rsid="0038b63f"/>
    </style:style>
    <style:style style:name="P18" style:family="paragraph" style:parent-style-name="Standard">
      <style:paragraph-properties fo:text-align="justify" style:justify-single-word="false"/>
      <style:text-properties officeooo:paragraph-rsid="005c0242"/>
    </style:style>
    <style:style style:name="P19" style:family="paragraph" style:parent-style-name="Standard">
      <style:text-properties officeooo:paragraph-rsid="0030ec7e"/>
    </style:style>
    <style:style style:name="P20" style:family="paragraph" style:parent-style-name="Standard">
      <style:text-properties officeooo:paragraph-rsid="0031ccf1"/>
    </style:style>
    <style:style style:name="P21" style:family="paragraph" style:parent-style-name="Standard">
      <style:text-properties officeooo:paragraph-rsid="00340b4f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Time new roman" fo:font-size="12pt" officeooo:paragraph-rsid="001f0fa7" style:font-size-asian="12pt" style:font-size-complex="12pt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 new roman" fo:font-size="12pt" officeooo:rsid="00531adc" officeooo:paragraph-rsid="00531adc" style:font-size-asian="12pt" style:font-size-complex="12pt"/>
    </style:style>
    <style:style style:name="P24" style:family="paragraph" style:parent-style-name="Standard">
      <style:paragraph-properties fo:text-align="justify" style:justify-single-word="false" fo:break-before="page"/>
      <style:text-properties officeooo:rsid="005184b9" officeooo:paragraph-rsid="005184b9"/>
    </style:style>
    <style:style style:name="P25" style:family="paragraph" style:parent-style-name="Table_20_Contents">
      <style:paragraph-properties fo:text-align="center" style:justify-single-word="false"/>
      <style:text-properties style:font-name="Time new roman" fo:font-size="12pt" officeooo:rsid="001f0fa7" officeooo:paragraph-rsid="001f0fa7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Time new roman" fo:font-size="12pt" officeooo:rsid="001f0fa7" officeooo:paragraph-rsid="001f0fa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 new roman" fo:font-size="12pt" officeooo:rsid="0022baaa" officeooo:paragraph-rsid="0022baaa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 new roman" fo:font-size="12pt" officeooo:rsid="002e5d29" officeooo:paragraph-rsid="002e5d29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 new roman" officeooo:rsid="002e5d29" officeooo:paragraph-rsid="002e5d29"/>
    </style:style>
    <style:style style:name="P30" style:family="paragraph" style:parent-style-name="Table_20_Contents">
      <style:paragraph-properties fo:text-align="center" style:justify-single-word="false"/>
      <style:text-properties style:font-name="Time new roman" officeooo:rsid="002e5d29" officeooo:paragraph-rsid="0030ec7e"/>
    </style:style>
    <style:style style:name="P31" style:family="paragraph" style:parent-style-name="Table_20_Contents">
      <style:paragraph-properties fo:text-align="center" style:justify-single-word="false"/>
      <style:text-properties style:font-name="Time new roman" officeooo:rsid="002e5d29" officeooo:paragraph-rsid="0031ccf1"/>
    </style:style>
    <style:style style:name="P32" style:family="paragraph" style:parent-style-name="Table_20_Contents">
      <style:paragraph-properties fo:text-align="center" style:justify-single-word="false"/>
      <style:text-properties style:font-name="Time new roman" officeooo:rsid="002e5d29" officeooo:paragraph-rsid="00340b4f"/>
    </style:style>
    <style:style style:name="P33" style:family="paragraph" style:parent-style-name="Table_20_Contents">
      <style:paragraph-properties fo:text-align="center" style:justify-single-word="false"/>
      <style:text-properties style:font-name="Time new roman" officeooo:rsid="00311237" officeooo:paragraph-rsid="00311237"/>
    </style:style>
    <style:style style:name="P34" style:family="paragraph" style:parent-style-name="Table_20_Contents">
      <style:paragraph-properties fo:text-align="center" style:justify-single-word="false"/>
      <style:text-properties style:font-name="Time new roman" officeooo:rsid="00331564" officeooo:paragraph-rsid="00331564"/>
    </style:style>
    <style:style style:name="P35" style:family="paragraph" style:parent-style-name="Table_20_Contents">
      <style:paragraph-properties fo:text-align="center" style:justify-single-word="false"/>
      <style:text-properties style:font-name="Time new roman" officeooo:rsid="003545c6" officeooo:paragraph-rsid="003545c6"/>
    </style:style>
    <style:style style:name="P36" style:family="paragraph" style:parent-style-name="Table_20_Contents">
      <style:paragraph-properties fo:text-align="justify" style:justify-single-word="false"/>
      <style:text-properties officeooo:paragraph-rsid="001f0fa7"/>
    </style:style>
    <style:style style:name="P37" style:family="paragraph" style:parent-style-name="Table_20_Contents">
      <style:paragraph-properties fo:text-align="center" style:justify-single-word="false"/>
      <style:text-properties officeooo:paragraph-rsid="0031ccf1"/>
    </style:style>
    <style:style style:name="P38" style:family="paragraph" style:parent-style-name="Table_20_Contents">
      <style:paragraph-properties fo:text-align="center" style:justify-single-word="false"/>
      <style:text-properties officeooo:paragraph-rsid="00311237"/>
    </style:style>
    <style:style style:name="P39" style:family="paragraph" style:parent-style-name="Table_20_Contents">
      <style:paragraph-properties fo:text-align="center" style:justify-single-word="false"/>
      <style:text-properties officeooo:paragraph-rsid="00340b4f"/>
    </style:style>
    <style:style style:name="T1" style:family="text">
      <style:text-properties officeooo:rsid="001f0fa7"/>
    </style:style>
    <style:style style:name="T2" style:family="text">
      <style:text-properties officeooo:rsid="002253ac"/>
    </style:style>
    <style:style style:name="T3" style:family="text">
      <style:text-properties style:font-name="Time new roman" fo:font-size="12pt" style:font-size-asian="12pt" style:font-size-complex="12pt"/>
    </style:style>
    <style:style style:name="T4" style:family="text">
      <style:text-properties style:font-name="Time new roman" fo:font-size="12pt" officeooo:rsid="0024a1f8" style:font-size-asian="12pt" style:font-size-complex="12pt"/>
    </style:style>
    <style:style style:name="T5" style:family="text">
      <style:text-properties style:font-name="Time new roman" fo:font-size="12pt" officeooo:rsid="00277765" style:font-size-asian="12pt" style:font-size-complex="12pt"/>
    </style:style>
    <style:style style:name="T6" style:family="text">
      <style:text-properties style:font-name="Time new roman" fo:font-size="12pt" officeooo:rsid="00259713" style:font-size-asian="12pt" style:font-size-complex="12pt"/>
    </style:style>
    <style:style style:name="T7" style:family="text">
      <style:text-properties style:font-name="Time new roman" fo:font-size="12pt" officeooo:rsid="002e5d29" style:font-size-asian="12pt" style:font-size-complex="12pt"/>
    </style:style>
    <style:style style:name="T8" style:family="text">
      <style:text-properties style:font-name="Time new roman" fo:font-size="12pt" officeooo:rsid="002d2bb0" style:font-size-asian="12pt" style:font-size-complex="12pt"/>
    </style:style>
    <style:style style:name="T9" style:family="text">
      <style:text-properties style:font-name="Time new roman" fo:font-size="12pt" officeooo:rsid="002253ac" style:font-size-asian="12pt" style:font-size-complex="12pt"/>
    </style:style>
    <style:style style:name="T10" style:family="text">
      <style:text-properties style:font-name="Time new roman" fo:font-size="12pt" officeooo:rsid="003a963e" style:font-size-asian="12pt" style:font-size-complex="12pt"/>
    </style:style>
    <style:style style:name="T11" style:family="text">
      <style:text-properties style:font-name="Time new roman" fo:font-size="12pt" officeooo:rsid="003c7b5f" style:font-size-asian="12pt" style:font-size-complex="12pt"/>
    </style:style>
    <style:style style:name="T12" style:family="text">
      <style:text-properties style:font-name="Time new roman" fo:font-size="12pt" officeooo:rsid="003d6013" style:font-size-asian="12pt" style:font-size-complex="12pt"/>
    </style:style>
    <style:style style:name="T13" style:family="text">
      <style:text-properties style:font-name="Time new roman" fo:font-size="12pt" officeooo:rsid="003ef941" style:font-size-asian="12pt" style:font-size-complex="12pt"/>
    </style:style>
    <style:style style:name="T14" style:family="text">
      <style:text-properties style:font-name="Time new roman" fo:font-size="12pt" officeooo:rsid="00406178" style:font-size-asian="12pt" style:font-size-complex="12pt"/>
    </style:style>
    <style:style style:name="T15" style:family="text">
      <style:text-properties style:font-name="Time new roman" fo:font-size="12pt" officeooo:rsid="004063e1" style:font-size-asian="12pt" style:font-size-complex="12pt"/>
    </style:style>
    <style:style style:name="T16" style:family="text">
      <style:text-properties style:font-name="Time new roman" fo:font-size="12pt" officeooo:rsid="0040dc60" style:font-size-asian="12pt" style:font-size-complex="12pt"/>
    </style:style>
    <style:style style:name="T17" style:family="text">
      <style:text-properties style:font-name="Time new roman" fo:font-size="12pt" officeooo:rsid="004124b6" style:font-size-asian="12pt" style:font-size-complex="12pt"/>
    </style:style>
    <style:style style:name="T18" style:family="text">
      <style:text-properties style:font-name="Time new roman" fo:font-size="12pt" officeooo:rsid="0044381f" style:font-size-asian="12pt" style:font-size-complex="12pt"/>
    </style:style>
    <style:style style:name="T19" style:family="text">
      <style:text-properties style:font-name="Time new roman" fo:font-size="12pt" officeooo:rsid="0045f9a4" style:font-size-asian="12pt" style:font-size-complex="12pt"/>
    </style:style>
    <style:style style:name="T20" style:family="text">
      <style:text-properties style:font-name="Time new roman" fo:font-size="12pt" officeooo:rsid="0021ede1" style:font-size-asian="12pt" style:font-size-complex="12pt"/>
    </style:style>
    <style:style style:name="T21" style:family="text">
      <style:text-properties style:font-name="Time new roman" fo:font-size="12pt" officeooo:rsid="004781b8" style:font-size-asian="12pt" style:font-size-complex="12pt"/>
    </style:style>
    <style:style style:name="T22" style:family="text">
      <style:text-properties style:font-name="Time new roman" fo:font-size="12pt" officeooo:rsid="00491850" style:font-size-asian="12pt" style:font-size-complex="12pt"/>
    </style:style>
    <style:style style:name="T23" style:family="text">
      <style:text-properties style:font-name="Time new roman" fo:font-size="12pt" officeooo:rsid="00590fbb" style:font-size-asian="12pt" style:font-size-complex="12pt"/>
    </style:style>
    <style:style style:name="T24" style:family="text">
      <style:text-properties style:font-name="Time new roman" fo:font-size="12pt" officeooo:rsid="005d815d" style:font-size-asian="12pt" style:font-size-complex="12pt"/>
    </style:style>
    <style:style style:name="T25" style:family="text">
      <style:text-properties style:font-name="Time new roman" fo:font-size="12pt" officeooo:rsid="005dfa68" style:font-size-asian="12pt" style:font-size-complex="12pt"/>
    </style:style>
    <style:style style:name="T26" style:family="text">
      <style:text-properties style:font-name="Time new roman" officeooo:rsid="0031ccf1"/>
    </style:style>
    <style:style style:name="T27" style:family="text">
      <style:text-properties style:font-name="Time new roman" officeooo:rsid="002e5d29"/>
    </style:style>
    <style:style style:name="T28" style:family="text">
      <style:text-properties style:font-name="Time new roman" officeooo:rsid="00331564"/>
    </style:style>
    <style:style style:name="T29" style:family="text">
      <style:text-properties style:font-name="Time new roman" officeooo:rsid="00311237"/>
    </style:style>
    <style:style style:name="T30" style:family="text">
      <style:text-properties style:font-name="Time new roman" officeooo:rsid="003545c6"/>
    </style:style>
    <style:style style:name="T31" style:family="text">
      <style:text-properties officeooo:rsid="002d2bb0"/>
    </style:style>
    <style:style style:name="T32" style:family="text">
      <style:text-properties officeooo:rsid="002de499"/>
    </style:style>
    <style:style style:name="T33" style:family="text">
      <style:text-properties fo:font-size="12pt" fo:font-style="italic" officeooo:rsid="002f6b42" style:font-size-asian="12pt" style:font-style-asian="italic" style:font-name-complex="Lohit Devanagari1" style:font-size-complex="12pt" style:font-style-complex="italic"/>
    </style:style>
    <style:style style:name="T34" style:family="text">
      <style:text-properties officeooo:rsid="005a6e7f"/>
    </style:style>
    <style:style style:name="T35" style:family="text">
      <style:text-properties officeooo:rsid="005b3fb7"/>
    </style:style>
    <style:style style:name="T36" style:family="text">
      <style:text-properties officeooo:rsid="005d815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THE CHATOS PROTOCOL</text:p>
      <text:p text:style-name="P4">Version 1.0</text:p>
      <text:p text:style-name="P4"/>
      <text:p text:style-name="P4"/>
      <text:p text:style-name="P22"><text:span text:style-name="T1">?. ChatOS Packets</text:span></text:p>
      <text:p text:style-name="P5"/>
      <text:p text:style-name="P5">ChatOS can receive 5 types of packets which are the followings :</text:p>
      <text:p text:style-name="P5"/>
      <table:table table:name="PacketsTypes" table:style-name="PacketsTypes">
        <table:table-column table:style-name="PacketsTypes.A"/>
        <table:table-column table:style-name="PacketsTypes.B"/>
        <table:table-row table:style-name="PacketsTypes.1">
          <table:table-cell table:style-name="PacketsTypes.A1" office:value-type="string">
            <text:p text:style-name="P26">opcode</text:p>
          </table:table-cell>
          <table:table-cell table:style-name="PacketsTypes.A1" office:value-type="string">
            <text:p text:style-name="P26">operation</text:p>
          </table:table-cell>
        </table:table-row>
        <table:table-row table:style-name="PacketsTypes.1">
          <table:table-cell table:style-name="PacketsTypes.A1" office:value-type="string">
            <text:p text:style-name="P25">1</text:p>
          </table:table-cell>
          <table:table-cell table:style-name="PacketsTypes.A1" office:value-type="string">
            <text:p text:style-name="P26">Connection request <text:span text:style-name="T2">(CR)</text:span></text:p>
          </table:table-cell>
        </table:table-row>
        <table:table-row table:style-name="PacketsTypes.1">
          <table:table-cell table:style-name="PacketsTypes.A1" office:value-type="string">
            <text:p text:style-name="P25">2</text:p>
          </table:table-cell>
          <table:table-cell table:style-name="PacketsTypes.A1" office:value-type="string">
            <text:p text:style-name="P36"><text:span text:style-name="T7">Request </text:span><text:span text:style-name="T8">personnal message </text:span><text:span text:style-name="T9">(</text:span><text:span text:style-name="T7">R</text:span><text:span text:style-name="T8">PM</text:span><text:span text:style-name="T9">)</text:span></text:p>
          </table:table-cell>
        </table:table-row>
        <table:table-row table:style-name="PacketsTypes.1">
          <table:table-cell table:style-name="PacketsTypes.A1" office:value-type="string">
            <text:p text:style-name="P28">3</text:p>
          </table:table-cell>
          <table:table-cell table:style-name="PacketsTypes.A1" office:value-type="string">
            <text:p text:style-name="P26">Send <text:span text:style-name="T31">personnal message </text:span><text:span text:style-name="T2">(S</text:span><text:span text:style-name="T31">PM</text:span><text:span text:style-name="T2">)</text:span></text:p>
          </table:table-cell>
        </table:table-row>
        <table:table-row table:style-name="PacketsTypes.1">
          <table:table-cell table:style-name="PacketsTypes.A1" office:value-type="string">
            <text:p text:style-name="P28">4</text:p>
          </table:table-cell>
          <table:table-cell table:style-name="PacketsTypes.A1" office:value-type="string">
            <text:p text:style-name="P26">Send <text:span text:style-name="T32">message </text:span>for all <text:span text:style-name="T2">(S</text:span><text:span text:style-name="T32">M</text:span><text:span text:style-name="T2">A)</text:span></text:p>
          </table:table-cell>
        </table:table-row>
        <table:table-row table:style-name="PacketsTypes.1">
          <table:table-cell table:style-name="PacketsTypes.A1" office:value-type="string">
            <text:p text:style-name="P28">5</text:p>
          </table:table-cell>
          <table:table-cell table:style-name="PacketsTypes.A1" office:value-type="string">
            <text:p text:style-name="P26">TCP private connexion <text:span text:style-name="T2">(PC)</text:span></text:p>
          </table:table-cell>
        </table:table-row>
        <table:table-row table:style-name="PacketsTypes.1">
          <table:table-cell table:style-name="PacketsTypes.A1" office:value-type="string">
            <text:p text:style-name="P28">6</text:p>
          </table:table-cell>
          <table:table-cell table:style-name="PacketsTypes.A1" office:value-type="string">
            <text:p text:style-name="P26">Error code <text:span text:style-name="T2">(ERROR)</text:span></text:p>
          </table:table-cell>
        </table:table-row>
      </table:table>
      <text:p text:style-name="P9">7 : ACK ?</text:p>
      <text:p text:style-name="P5"/>
      <text:p text:style-name="P13"><text:span text:style-name="T20">The opcode is the header of each sended packets.</text:span></text:p>
      <table:table table:name="CR" table:style-name="CR">
        <table:table-column table:style-name="CR.A"/>
        <table:table-column table:style-name="CR.B"/>
        <table:table-column table:style-name="CR.C"/>
        <table:table-row>
          <table:table-cell table:style-name="CR.A1" office:value-type="string">
            <text:p text:style-name="P27">1 byte</text:p>
          </table:table-cell>
          <table:table-cell table:style-name="CR.B1" office:value-type="string">
            <text:p text:style-name="P27">2 bytes (short)</text:p>
          </table:table-cell>
          <table:table-cell table:style-name="CR.B1" office:value-type="string">
            <text:p text:style-name="P27">string</text:p>
          </table:table-cell>
        </table:table-row>
        <table:table-row>
          <table:table-cell table:style-name="CR.A2" office:value-type="string">
            <text:p text:style-name="P27">Opcode</text:p>
          </table:table-cell>
          <table:table-cell table:style-name="CR.B2" office:value-type="string">
            <text:p text:style-name="P27">Pseudo size</text:p>
          </table:table-cell>
          <table:table-cell table:style-name="CR.B2" office:value-type="string">
            <text:p text:style-name="P27">pseudo</text:p>
          </table:table-cell>
        </table:table-row>
      </table:table>
      <text:p text:style-name="P1">Figure <text:sequence text:ref-name="refFigure0" text:name="Figure" text:formula="ooow:Figure+1" style:num-format="1">1</text:sequence>: CR packet</text:p>
      <text:p text:style-name="P7"/>
      <text:p text:style-name="P14"><text:span text:style-name="T4">The CR packet (with opcode 1) have the Figure1 format. The pseudo is encoded in UTF-8. </text:span><text:span text:style-name="T5">The pseudo need to not be used by a current user</text:span><text:span text:style-name="T6">, </text:span><text:span text:style-name="T5">you will get an error and you will not be able to connect to ChatOS if you try to connect with a used pseudo.</text:span></text:p>
      <text:p text:style-name="P14"><text:span text:style-name="T5"/></text:p>
      <text:p text:style-name="P14"/>
      <text:p text:style-name="P14"/>
      <table:table table:name="SPM" table:style-name="SPM">
        <table:table-column table:style-name="SPM.A"/>
        <table:table-column table:style-name="SPM.B"/>
        <table:table-column table:style-name="SPM.C"/>
        <table:table-row table:style-name="SPM.1">
          <table:table-cell table:style-name="SPM.A1" office:value-type="string">
            <text:p text:style-name="P29">1 byte</text:p>
          </table:table-cell>
          <table:table-cell table:style-name="SPM.B1" office:value-type="string">
            <text:p text:style-name="P29">2 bytes (short)</text:p>
          </table:table-cell>
          <table:table-cell table:style-name="SPM.B1" office:value-type="string">
            <text:p text:style-name="P29">string</text:p>
          </table:table-cell>
        </table:table-row>
        <table:table-row table:style-name="SPM.1">
          <table:table-cell table:style-name="SPM.A2" office:value-type="string">
            <text:p text:style-name="P29">Opcode</text:p>
          </table:table-cell>
          <table:table-cell table:style-name="SPM.B2" office:value-type="string">
            <text:p text:style-name="P29">Pseudo size</text:p>
          </table:table-cell>
          <table:table-cell table:style-name="SPM.B2" office:value-type="string">
            <text:p text:style-name="P29">pseudo</text:p>
          </table:table-cell>
        </table:table-row>
      </table:table>
      <text:p text:style-name="P1">Figure <text:sequence text:ref-name="refFigure1" text:name="Figure" text:formula="ooow:Figure+1" style:num-format="1">2</text:sequence>: <text:span text:style-name="T33">RPM packet</text:span></text:p>
      <text:p text:style-name="P15"/>
      <text:p text:style-name="P16"><text:span text:style-name="T4">The </text:span><text:span text:style-name="T10">RPM</text:span><text:span text:style-name="T4"> packet (with opcode </text:span><text:span text:style-name="T11">2</text:span><text:span text:style-name="T4">) have the Figure</text:span><text:span text:style-name="T12">2</text:span><text:span text:style-name="T4"> format. The pseudo is encoded in UTF-8. </text:span><text:span text:style-name="T13">The server will answer if it is possible to send a message or not.</text:span></text:p>
      <text:p text:style-name="P16"><text:span text:style-name="T5"/></text:p>
      <text:p text:style-name="P16"><text:span text:style-name="T5"/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0">1 byte</text:p>
          </table:table-cell>
          <table:table-cell table:style-name="Tableau1.B1" office:value-type="string">
            <text:p text:style-name="P30">2 bytes (short)</text:p>
          </table:table-cell>
          <table:table-cell table:style-name="Tableau1.B1" office:value-type="string">
            <text:p text:style-name="P30">string</text:p>
          </table:table-cell>
          <table:table-cell table:style-name="Tableau1.B1" office:value-type="string">
            <text:p text:style-name="P33">4 bytes (int)</text:p>
          </table:table-cell>
          <table:table-cell table:style-name="Tableau1.B1" office:value-type="string">
            <text:p text:style-name="P33">string</text:p>
          </table:table-cell>
        </table:table-row>
        <table:table-row table:style-name="Tableau1.1">
          <table:table-cell table:style-name="Tableau1.A2" office:value-type="string">
            <text:p text:style-name="P30">Opcode</text:p>
          </table:table-cell>
          <table:table-cell table:style-name="Tableau1.B2" office:value-type="string">
            <text:p text:style-name="P30">Pseudo size</text:p>
          </table:table-cell>
          <table:table-cell table:style-name="Tableau1.B2" office:value-type="string">
            <text:p text:style-name="P30">pseudo</text:p>
          </table:table-cell>
          <table:table-cell table:style-name="Tableau1.B2" office:value-type="string">
            <text:p text:style-name="P38"><text:span text:style-name="T28">message</text:span><text:span text:style-name="T29"> size</text:span></text:p>
          </table:table-cell>
          <table:table-cell table:style-name="Tableau1.B2" office:value-type="string">
            <text:p text:style-name="P34">message</text:p>
          </table:table-cell>
        </table:table-row>
      </table:table>
      <text:p text:style-name="P1">Figure <text:sequence text:ref-name="refFigure2" text:name="Figure" text:formula="ooow:Figure+1" style:num-format="1">3</text:sequence>: SPM packet</text:p>
      <text:p text:style-name="P19"/>
      <text:p text:style-name="P16"><text:span text:style-name="T4">The </text:span><text:span text:style-name="T14">SPM</text:span><text:span text:style-name="T4"> packet (with opcode </text:span><text:span text:style-name="T15">3</text:span><text:span text:style-name="T4">) have the Figure</text:span><text:span text:style-name="T15">3</text:span><text:span text:style-name="T4"> format. The pseudo </text:span><text:span text:style-name="T16">adn the message</text:span><text:span text:style-name="T4"> is encoded in UTF-8. </text:span><text:span text:style-name="T17">This request assume that the RPM packet has been send and followed by a favorable answer. </text:span><text:span text:style-name="T22">The need to send before a RPM packet is necessary to lightened the network because we don’t want to send a message when the recipient does not exist (or have a problem).</text:span></text:p>
      <text:p text:style-name="P16"><text:span text:style-name="T5"/></text:p>
      <text:p text:style-name="P16"><text:span text:style-name="T5"/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1">1 byte</text:p>
          </table:table-cell>
          <table:table-cell table:style-name="Tableau2.B1" office:value-type="string">
            <text:p text:style-name="P37"><text:span text:style-name="T26">4</text:span><text:span text:style-name="T27"> bytes (</text:span><text:span text:style-name="T26">int</text:span><text:span text:style-name="T27">)</text:span></text:p>
          </table:table-cell>
          <table:table-cell table:style-name="Tableau2.B1" office:value-type="string">
            <text:p text:style-name="P31">string</text:p>
          </table:table-cell>
        </table:table-row>
        <table:table-row table:style-name="Tableau2.1">
          <table:table-cell table:style-name="Tableau2.A2" office:value-type="string">
            <text:p text:style-name="P31">Opcode</text:p>
          </table:table-cell>
          <table:table-cell table:style-name="Tableau2.B2" office:value-type="string">
            <text:p text:style-name="P37"><text:span text:style-name="T28">Message</text:span><text:span text:style-name="T26"> size</text:span></text:p>
          </table:table-cell>
          <table:table-cell table:style-name="Tableau2.B2" office:value-type="string">
            <text:p text:style-name="P34">message</text:p>
          </table:table-cell>
        </table:table-row>
      </table:table>
      <text:p text:style-name="P1">Figure <text:sequence text:ref-name="refFigure3" text:name="Figure" text:formula="ooow:Figure+1" style:num-format="1">4</text:sequence>: SMA packet</text:p>
      <text:p text:style-name="P21"/>
      <text:p text:style-name="P16"><text:span text:style-name="T4">The </text:span><text:span text:style-name="T18">SMA</text:span><text:span text:style-name="T4"> packet (with opcode </text:span><text:span text:style-name="T18">4</text:span><text:span text:style-name="T4">) have the Figure</text:span><text:span text:style-name="T18">4</text:span><text:span text:style-name="T4"> format. </text:span><text:span text:style-name="T19">The message </text:span><text:span text:style-name="T4">is encoded in UTF-8. 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2">1 byte</text:p>
          </table:table-cell>
          <table:table-cell table:style-name="Tableau3.B1" office:value-type="string">
            <text:p text:style-name="P32">2 bytes (short)</text:p>
          </table:table-cell>
          <table:table-cell table:style-name="Tableau3.B1" office:value-type="string">
            <text:p text:style-name="P32">string</text:p>
          </table:table-cell>
        </table:table-row>
        <table:table-row table:style-name="Tableau3.1">
          <table:table-cell table:style-name="Tableau3.A2" office:value-type="string">
            <text:p text:style-name="P32">Opcode</text:p>
          </table:table-cell>
          <table:table-cell table:style-name="Tableau3.B2" office:value-type="string">
            <text:p text:style-name="P32">Pseudo size</text:p>
          </table:table-cell>
          <table:table-cell table:style-name="Tableau3.B2" office:value-type="string">
            <text:p text:style-name="P32">pseudo</text:p>
          </table:table-cell>
        </table:table-row>
      </table:table>
      <text:p text:style-name="P1">Figure <text:sequence text:ref-name="refFigure4" text:name="Figure" text:formula="ooow:Figure+1" style:num-format="1">5</text:sequence>: PC packet</text:p>
      <text:p text:style-name="P21"/>
      <text:p text:style-name="P17"><text:span text:style-name="T4">The </text:span><text:span text:style-name="T21">PC</text:span><text:span text:style-name="T4"> packet (with opcode </text:span><text:span text:style-name="T21">5</text:span><text:span text:style-name="T4">) have the Figure</text:span><text:span text:style-name="T21">5</text:span><text:span text:style-name="T4"> format. The pseudo is encoded in UTF-8. </text:span><text:span text:style-name="T5">The pseudo need to not be used by a current user</text:span><text:span text:style-name="T6">, </text:span><text:span text:style-name="T5">you will get an error and you will not be able to connect to ChatOS if you try to connect with a used pseudo.</text:span></text:p>
      <text:p text:style-name="P17"><text:span text:style-name="T5"/></text:p>
      <text:p text:style-name="P17"><text:span text:style-name="T5"/></text:p>
      <text:p text:style-name="P2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2">1 byte</text:p>
          </table:table-cell>
          <table:table-cell table:style-name="Tableau4.B1" office:value-type="string">
            <text:p text:style-name="P39"><text:span text:style-name="T30">1</text:span><text:span text:style-name="T27"> bytes</text:span></text:p>
          </table:table-cell>
        </table:table-row>
        <table:table-row table:style-name="Tableau4.1">
          <table:table-cell table:style-name="Tableau4.A2" office:value-type="string">
            <text:p text:style-name="P32">Opcode</text:p>
          </table:table-cell>
          <table:table-cell table:style-name="Tableau4.B2" office:value-type="string">
            <text:p text:style-name="P35">Error code</text:p>
          </table:table-cell>
        </table:table-row>
      </table:table>
      <text:p text:style-name="P1">Figure <text:sequence text:ref-name="refFigure5" text:name="Figure" text:formula="ooow:Figure+1" style:num-format="1">6</text:sequence>: ERROR packet</text:p>
      <text:p text:style-name="P21"/>
      <text:p text:style-name="P17"><text:span text:style-name="T4">The CR packet (with opcode 1) have the Figure1 format. The pseudo is encoded in UTF-8. </text:span><text:span text:style-name="T5">The pseudo need to not be used by a current user</text:span><text:span text:style-name="T6">, </text:span><text:span text:style-name="T5">you will get an error and you will not be able to connect to ChatOS if you try to connect with a used pseudo.</text:span></text:p>
      <text:p text:style-name="P23">ChatOS Formats :</text:p>
      <text:p text:style-name="P8"/>
      <text:p text:style-name="P8"/>
      <text:p text:style-name="P10">Connexion : a client A send a ‘CR’ to the server and wait a ‘ERROR’ or a ‘ACK’.</text:p>
      <text:p text:style-name="P10"/>
      <text:p text:style-name="P10">Personnal message : a client A send a ‘RPM’ to the server, </text:p>
      <text:p text:style-name="P10"><text:tab/>- if A receive a ‘ERROR’, he stop the request</text:p>
      <text:p text:style-name="P10"><text:tab/>- if A receive a ‘ACK’, he send a ‘SPM’, the server send a ‘SPM’ to the <text:tab/>objectiv client and wait to receive a ‘ERROR’ or a ‘ACK’ to relay it to A.</text:p>
      <text:p text:style-name="P10"/>
      <text:p text:style-name="P10">Message to all : a client A send a ‘SMA’ to the server, the server send ‘SPM’ to <text:tab/>all known client (except A) <text:span text:style-name="T34">and wait ‘ERROR’ or ‘ACK’ from all objectiv </text:span><text:span text:style-name="T35">to <text:tab/>send back ‘ERROR’ to A</text:span></text:p>
      <text:p text:style-name="P10"/>
      <text:p text:style-name="P12">Private TCP connexion : a client A send a ‘PC’ packet to the server,</text:p>
      <text:p text:style-name="P11"><text:tab/>- if A receive a ‘ERROR’, he stop the request</text:p>
      <text:p text:style-name="P18"><text:span text:style-name="T23"><text:tab/>- if A receive a ‘ACK’, he send a ‘</text:span><text:span text:style-name="T24">PC</text:span><text:span text:style-name="T23">’ </text:span><text:span text:style-name="T25">to the objectiv</text:span><text:span text:style-name="T23"> client and wait to <text:tab/>receive a ‘ERROR’ or a ‘ACK’ to relay it to A.</text:span></text:p>
      <text:p text:style-name="P18"><text:span text:style-name="T23"/></text:p>
      <text:p text:style-name="P24"><text:span text:style-name="T5">E</text:span><text:span text:style-name="T3">rror cod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 new Roman" fo:font-size="12pt" officeooo:rsid="001af975" officeooo:paragraph-rsid="001af975" style:font-size-asian="12pt" style:font-size-complex="12pt"/>
    </style:style>
    <style:style style:name="MP2" style:family="paragraph" style:parent-style-name="Header">
      <style:text-properties style:font-name="Time new Roman" fo:font-size="12pt" officeooo:rsid="00176667" officeooo:paragraph-rsid="0017666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haramond<text:tab/><text:tab/>[Page <text:page-number text:select-page="current">6</text:page-number>]</text:p>
        <text:p text:style-name="MP1">Portefaix<text:tab/><text:tab/>February 2021</text:p>
        <text:p text:style-name="MP1"><text:tab/>ChatOS Protocol</text:p>
        <text:p text:style-name="MP1"/>
        <text:p text:style-name="MP1"/>
      </style:header>
      <loext:header-first>
        <text:p text:style-name="MP2">Network Working Group<text:tab/><text:tab/>L. Charamond</text:p>
        <text:p text:style-name="MP2">Update : 1<text:tab/><text:tab/>M. Portefaix</text:p>
        <text:p text:style-name="MP2"><text:tab/><text:tab/>Gustave Eiffel University – IGM</text:p>
        <text:p text:style-name="MP2"><text:tab/><text:tab/>February 2021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09:47:58.290673149</meta:creation-date>
    <dc:date>2021-02-27T14:37:13.908950978</dc:date>
    <meta:editing-duration>PT4H38M29S</meta:editing-duration>
    <meta:editing-cycles>71</meta:editing-cycles>
    <meta:generator>LibreOffice/6.4.6.2$Linux_X86_64 LibreOffice_project/40$Build-2</meta:generator>
    <meta:document-statistic meta:table-count="7" meta:image-count="0" meta:object-count="0" meta:page-count="6" meta:paragraph-count="87" meta:word-count="609" meta:character-count="3063" meta:non-whitespace-character-count="2521"/>
  </office:meta>
</office:document-meta>
</file>